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88pt" svg:height="255.26pt" svg:x="442.23pt" svg:y="16.55pt">
            <loext:p draw:notify-on-update-of-ranges="coverage.A1:coverage.B1 coverage.A2:coverage.A13 coverage.F1:coverage.F1 coverage.F2:coverage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ce1"/>
        <table:table-row table:style-name="ro1">
          <table:table-cell table:number-columns-repeated="2" office:value-type="string" calcext:value-type="string">
            <text:p>iso3166_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_31370</text:p>
          </table:table-cell>
          <table:table-cell office:value-type="string" calcext:value-type="string">
            <text:p>area_province</text:p>
          </table:table-cell>
          <table:table-cell table:style-name="Default" office:value-type="string" calcext:value-type="string">
            <text:p>coverage</text:p>
          </table:table-cell>
        </table:table-row>
        <table:table-row table:style-name="ro1">
          <table:table-cell office:value-type="string" calcext:value-type="string">
            <text:p>Hainaut</text:p>
          </table:table-cell>
          <table:table-cell office:value-type="string" calcext:value-type="string">
            <text:p>BE-WHT</text:p>
          </table:table-cell>
          <table:table-cell office:value-type="float" office:value="5216895396" calcext:value-type="float">
            <text:p>5216895396</text:p>
          </table:table-cell>
          <table:table-cell office:value-type="float" office:value="2111648065" calcext:value-type="float">
            <text:p>2111648065</text:p>
          </table:table-cell>
          <table:table-cell office:value-type="float" office:value="3804091809" calcext:value-type="float">
            <text:p>3804091809</text:p>
          </table:table-cell>
          <table:table-cell table:formula="of:=[.D2]/[.E2]*100" office:value-type="float" office:value="55.509913299256" calcext:value-type="float">
            <text:p>55.5099132993</text:p>
          </table:table-cell>
        </table:table-row>
        <table:table-row table:style-name="ro1">
          <table:table-cell office:value-type="string" calcext:value-type="string">
            <text:p>Namur</text:p>
          </table:table-cell>
          <table:table-cell office:value-type="string" calcext:value-type="string">
            <text:p>BE-WNA</text:p>
          </table:table-cell>
          <table:table-cell office:value-type="float" office:value="5977938669" calcext:value-type="float">
            <text:p>5977938669</text:p>
          </table:table-cell>
          <table:table-cell office:value-type="float" office:value="2442027360" calcext:value-type="float">
            <text:p>2442027360</text:p>
          </table:table-cell>
          <table:table-cell office:value-type="float" office:value="3666157345" calcext:value-type="float">
            <text:p>3666157345</text:p>
          </table:table-cell>
          <table:table-cell table:formula="of:=[.D3]/[.E3]*100" office:value-type="float" office:value="66.6099987042427" calcext:value-type="float">
            <text:p>66.6099987042</text:p>
          </table:table-cell>
        </table:table-row>
        <table:table-row table:style-name="ro1">
          <table:table-cell office:value-type="string" calcext:value-type="string">
            <text:p>Lux.</text:p>
          </table:table-cell>
          <table:table-cell office:value-type="string" calcext:value-type="string">
            <text:p>BE-WLX</text:p>
          </table:table-cell>
          <table:table-cell office:value-type="float" office:value="7288329896" calcext:value-type="float">
            <text:p>7288329896</text:p>
          </table:table-cell>
          <table:table-cell office:value-type="float" office:value="3013808420" calcext:value-type="float">
            <text:p>3013808420</text:p>
          </table:table-cell>
          <table:table-cell office:value-type="float" office:value="4448484322" calcext:value-type="float">
            <text:p>4448484322</text:p>
          </table:table-cell>
          <table:table-cell table:formula="of:=[.D4]/[.E4]*100" office:value-type="float" office:value="67.7491073778814" calcext:value-type="float">
            <text:p>67.7491073779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E-WBR</text:p>
          </table:table-cell>
          <table:table-cell office:value-type="float" office:value="2298990352" calcext:value-type="float">
            <text:p>2298990352</text:p>
          </table:table-cell>
          <table:table-cell office:value-type="float" office:value="922197720.7" calcext:value-type="float">
            <text:p>922197720.7</text:p>
          </table:table-cell>
          <table:table-cell office:value-type="float" office:value="1093976361" calcext:value-type="float">
            <text:p>1093976361</text:p>
          </table:table-cell>
          <table:table-cell table:formula="of:=[.D5]/[.E5]*100" office:value-type="float" office:value="84.2977740265816" calcext:value-type="float">
            <text:p>84.2977740266</text:p>
          </table:table-cell>
        </table:table-row>
        <table:table-row table:style-name="ro1">
          <table:table-cell office:value-type="string" calcext:value-type="string">
            <text:p>Liège</text:p>
          </table:table-cell>
          <table:table-cell office:value-type="string" calcext:value-type="string">
            <text:p>BE-WLG</text:p>
          </table:table-cell>
          <table:table-cell office:value-type="float" office:value="8250016940" calcext:value-type="float">
            <text:p>8250016940</text:p>
          </table:table-cell>
          <table:table-cell office:value-type="float" office:value="3330763732" calcext:value-type="float">
            <text:p>3330763732</text:p>
          </table:table-cell>
          <table:table-cell office:value-type="float" office:value="3848205568" calcext:value-type="float">
            <text:p>3848205568</text:p>
          </table:table-cell>
          <table:table-cell table:formula="of:=[.D6]/[.E6]*100" office:value-type="float" office:value="86.5536851694509" calcext:value-type="float">
            <text:p>86.5536851695</text:p>
          </table:table-cell>
        </table:table-row>
        <table:table-row table:style-name="ro1">
          <table:table-cell office:value-type="string" calcext:value-type="string">
            <text:p>Bxl</text:p>
          </table:table-cell>
          <table:table-cell office:value-type="string" calcext:value-type="string">
            <text:p>BE-BRU</text:p>
          </table:table-cell>
          <table:table-cell office:value-type="float" office:value="353692994.2" calcext:value-type="float">
            <text:p>353692994.2</text:p>
          </table:table-cell>
          <table:table-cell office:value-type="float" office:value="140881711.8" calcext:value-type="float">
            <text:p>140881711.8</text:p>
          </table:table-cell>
          <table:table-cell office:value-type="float" office:value="162094275" calcext:value-type="float">
            <text:p>162094275</text:p>
          </table:table-cell>
          <table:table-cell table:formula="of:=[.D7]/[.E7]*100" office:value-type="float" office:value="86.9134408355878" calcext:value-type="float">
            <text:p>86.9134408356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BE-VLI</text:p>
          </table:table-cell>
          <table:table-cell office:value-type="float" office:value="5491419154" calcext:value-type="float">
            <text:p>5491419154</text:p>
          </table:table-cell>
          <table:table-cell office:value-type="float" office:value="2171981662" calcext:value-type="float">
            <text:p>2171981662</text:p>
          </table:table-cell>
          <table:table-cell office:value-type="float" office:value="2420642278" calcext:value-type="float">
            <text:p>2420642278</text:p>
          </table:table-cell>
          <table:table-cell table:formula="of:=[.D8]/[.E8]*100" office:value-type="float" office:value="89.7274942993456" calcext:value-type="float">
            <text:p>89.7274942993</text:p>
          </table:table-cell>
        </table:table-row>
        <table:table-row table:style-name="ro1">
          <table:table-cell office:value-type="string" calcext:value-type="string">
            <text:p>Antwerpen</text:p>
          </table:table-cell>
          <table:table-cell office:value-type="string" calcext:value-type="string">
            <text:p>BE-VAN</text:p>
          </table:table-cell>
          <table:table-cell office:value-type="float" office:value="6585582329" calcext:value-type="float">
            <text:p>6585582329</text:p>
          </table:table-cell>
          <table:table-cell office:value-type="float" office:value="2578422014" calcext:value-type="float">
            <text:p>2578422014</text:p>
          </table:table-cell>
          <table:table-cell office:value-type="float" office:value="2867312037" calcext:value-type="float">
            <text:p>2867312037</text:p>
          </table:table-cell>
          <table:table-cell table:formula="of:=[.D9]/[.E9]*100" office:value-type="float" office:value="89.924709300134" calcext:value-type="float">
            <text:p>89.9247093001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BE-VBR</text:p>
          </table:table-cell>
          <table:table-cell office:value-type="float" office:value="4830734924" calcext:value-type="float">
            <text:p>4830734924</text:p>
          </table:table-cell>
          <table:table-cell office:value-type="float" office:value="1920978968" calcext:value-type="float">
            <text:p>1920978968</text:p>
          </table:table-cell>
          <table:table-cell office:value-type="float" office:value="2112837330" calcext:value-type="float">
            <text:p>2112837330</text:p>
          </table:table-cell>
          <table:table-cell table:formula="of:=[.D10]/[.E10]*100" office:value-type="float" office:value="90.9193973773646" calcext:value-type="float">
            <text:p>90.9193973774</text:p>
          </table:table-cell>
        </table:table-row>
        <table:table-row table:style-name="ro1">
          <table:table-cell office:value-type="string" calcext:value-type="string">
            <text:p>W-Vlaanderen</text:p>
          </table:table-cell>
          <table:table-cell office:value-type="string" calcext:value-type="string">
            <text:p>BE-VWV</text:p>
          </table:table-cell>
          <table:table-cell office:value-type="float" office:value="7529915973" calcext:value-type="float">
            <text:p>7529915973</text:p>
          </table:table-cell>
          <table:table-cell office:value-type="float" office:value="2976474524" calcext:value-type="float">
            <text:p>2976474524</text:p>
          </table:table-cell>
          <table:table-cell office:value-type="float" office:value="3183989869" calcext:value-type="float">
            <text:p>3183989869</text:p>
          </table:table-cell>
          <table:table-cell table:formula="of:=[.D11]/[.E11]*100" office:value-type="float" office:value="93.4825375224836" calcext:value-type="float">
            <text:p>93.4825375225</text:p>
          </table:table-cell>
        </table:table-row>
        <table:table-row table:style-name="ro1">
          <table:table-cell office:value-type="string" calcext:value-type="string">
            <text:p>O-Vlaanderen</text:p>
          </table:table-cell>
          <table:table-cell office:value-type="string" calcext:value-type="string">
            <text:p>BE-VOV</text:p>
          </table:table-cell>
          <table:table-cell office:value-type="float" office:value="7133160569" calcext:value-type="float">
            <text:p>7133160569</text:p>
          </table:table-cell>
          <table:table-cell office:value-type="float" office:value="2816681492" calcext:value-type="float">
            <text:p>2816681492</text:p>
          </table:table-cell>
          <table:table-cell office:value-type="float" office:value="2999094489" calcext:value-type="float">
            <text:p>2999094489</text:p>
          </table:table-cell>
          <table:table-cell table:formula="of:=[.D12]/[.E12]*100" office:value-type="float" office:value="93.9177309128122" calcext:value-type="float">
            <text:p>93.917730912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/>
          <table:table-cell office:value-type="float" office:value="24425865669.5" calcext:value-type="float">
            <text:p>24425865669.5</text:p>
          </table:table-cell>
          <table:table-cell table:formula="of:=SUM([.E2:.E12])" office:value-type="float" office:value="30606885683" calcext:value-type="float">
            <text:p>30606885683</text:p>
          </table:table-cell>
          <table:table-cell table:formula="of:=[.D13]/[.E13]*100" office:value-type="float" office:value="79.8051324871216" calcext:value-type="float">
            <text:p>79.8051324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19T22:46:25.378031371</dc:date>
    <dc:creator>Julien Minet</dc:creator>
    <meta:editing-duration>PT1M59S</meta:editing-duration>
    <meta:editing-cycles>3</meta:editing-cycles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legend chart:legend-position="end" svg:x="13.856cm" svg:y="4.204cm" style:legend-expansion="high" chart:style-name="ch2"/>
        <chart:plot-area chart:style-name="ch3" table:cell-range-address="coverage.A1:coverage.B1 coverage.A2:coverage.A13 coverage.F1:coverage.F13" chart:data-source-has-labels="both" svg:x="0.32cm" svg:y="0.18cm" svg:width="13.216cm" svg:height="8.646cm">
          <chartooo:coordinate-region svg:x="1.127cm" svg:y="0.18cm" svg:width="12.409cm" svg:height="6.418cm"/>
          <chart:axis chart:dimension="x" chart:name="primary-x" chart:style-name="ch4" chartooo:axis-type="auto">
            <chartooo:date-scale/>
            <chart:categories table:cell-range-address="coverage.A2:coverage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verage.F2:coverage.F13" chart:label-cell-address="coverage.F1:coverage.F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verage</text:p>
                <draw:g>
                  <svg:desc>coverage.F1:coverage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inaut</text:p>
                <draw:g>
                  <svg:desc>coverage.A2:coverage.A13</svg:desc>
                </draw:g>
              </table:table-cell>
              <table:table-cell office:value-type="float" office:value="55.509913299256">
                <text:p>55.509913299256</text:p>
                <draw:g>
                  <svg:desc>coverage.F2:coverage.F13</svg:desc>
                </draw:g>
              </table:table-cell>
            </table:table-row>
            <table:table-row>
              <table:table-cell office:value-type="string">
                <text:p>Namur</text:p>
              </table:table-cell>
              <table:table-cell office:value-type="float" office:value="66.6099987042427">
                <text:p>66.6099987042427</text:p>
              </table:table-cell>
            </table:table-row>
            <table:table-row>
              <table:table-cell office:value-type="string">
                <text:p>Lux.</text:p>
              </table:table-cell>
              <table:table-cell office:value-type="float" office:value="67.7491073778814">
                <text:p>67.7491073778814</text:p>
              </table:table-cell>
            </table:table-row>
            <table:table-row>
              <table:table-cell office:value-type="string">
                <text:p>BW</text:p>
              </table:table-cell>
              <table:table-cell office:value-type="float" office:value="84.2977740265816">
                <text:p>84.2977740265816</text:p>
              </table:table-cell>
            </table:table-row>
            <table:table-row>
              <table:table-cell office:value-type="string">
                <text:p>Liège</text:p>
              </table:table-cell>
              <table:table-cell office:value-type="float" office:value="86.5536851694509">
                <text:p>86.5536851694509</text:p>
              </table:table-cell>
            </table:table-row>
            <table:table-row>
              <table:table-cell office:value-type="string">
                <text:p>Bxl</text:p>
              </table:table-cell>
              <table:table-cell office:value-type="float" office:value="86.9134408355878">
                <text:p>86.9134408355878</text:p>
              </table:table-cell>
            </table:table-row>
            <table:table-row>
              <table:table-cell office:value-type="string">
                <text:p>Limburg</text:p>
              </table:table-cell>
              <table:table-cell office:value-type="float" office:value="89.7274942993456">
                <text:p>89.7274942993456</text:p>
              </table:table-cell>
            </table:table-row>
            <table:table-row>
              <table:table-cell office:value-type="string">
                <text:p>Antwerpen</text:p>
              </table:table-cell>
              <table:table-cell office:value-type="float" office:value="89.924709300134">
                <text:p>89.924709300134</text:p>
              </table:table-cell>
            </table:table-row>
            <table:table-row>
              <table:table-cell office:value-type="string">
                <text:p>VB</text:p>
              </table:table-cell>
              <table:table-cell office:value-type="float" office:value="90.9193973773646">
                <text:p>90.9193973773646</text:p>
              </table:table-cell>
            </table:table-row>
            <table:table-row>
              <table:table-cell office:value-type="string">
                <text:p>W-Vlaanderen</text:p>
              </table:table-cell>
              <table:table-cell office:value-type="float" office:value="93.4825375224836">
                <text:p>93.4825375224836</text:p>
              </table:table-cell>
            </table:table-row>
            <table:table-row>
              <table:table-cell office:value-type="string">
                <text:p>O-Vlaanderen</text:p>
              </table:table-cell>
              <table:table-cell office:value-type="float" office:value="93.9177309128122">
                <text:p>93.9177309128122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79.8051324871216">
                <text:p>79.805132487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